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4492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4,C33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pF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12.5-EXT-TRCT-ND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DS1338Z-33&amp;plus_T&amp;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338Z-33+T&amp;R</text:p>
          </table:table-cell>
          <table:table-cell office:value-type="string" calcext:value-type="string">
            <text:p>DS1338Z-33+T&amp;RCT-ND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998_1x6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36-2998-ND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EAST1616RGBB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AST1616RGBB2</text:p>
          </table:table-cell>
          <table:table-cell office:value-type="string" calcext:value-type="string">
            <text:p>1080-1551-2-ND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15,C19,C16,C22,C21,C13,C10,C17,C32,C11,C31,C12,C20,C14,C18,C7,C8,C4,C3,C2,C1,C29</text:p>
          </table:table-cell>
          <table:table-cell office:value-type="string" calcext:value-type="string">
            <text:p>C_0402_1005Met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uf</text:p>
          </table:table-cell>
          <table:table-cell table:number-columns-repeated="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R</text:p>
          </table:table-cell>
          <table:table-cell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table:number-columns-repeated="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24,R30,R11,R61,R46,R12,R63,R26,R62,R4,R23,R45,R1,R14,R15,R47,R29,R25,R2,R13,R16,R60,R7,R10,R28,R27</text:p>
          </table:table-cell>
          <table:table-cell office:value-type="string" calcext:value-type="string">
            <text:p>R_0402_1005Metri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number-columns-repeated="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 table:style-name="ce1" office:value-type="string" calcext:value-type="string">
            <text:p>399-C0402C335M7PAC7867TR-ND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  <table:table-cell table:number-columns-repeated="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</text:p>
          </table:table-cell>
          <table:table-cell table:number-columns-repeated="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120-BL-TRCT-ND</text:p>
          </table:table-cell>
          <table:table-cell table:number-columns-repeated="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102AUB/V+</text:p>
          </table:table-cell>
          <table:table-cell office:value-type="string" calcext:value-type="string">
            <text:p>MAX11102AUB/V+-ND</text:p>
          </table:table-cell>
          <table:table-cell table:number-columns-repeated="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D123,D122,D1,D124</text:p>
          </table:table-cell>
          <table:table-cell office:value-type="string" calcext:value-type="string">
            <text:p>D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  <table:table-cell table:number-columns-repeated="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  <table:table-cell table:number-columns-repeated="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NX3DV42GU,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3DV42GU,115</text:p>
          </table:table-cell>
          <table:table-cell office:value-type="string" calcext:value-type="string">
            <text:p>568-12388-1-ND</text:p>
          </table:table-cell>
          <table:table-cell/>
          <table:table-cell office:value-type="string" calcext:value-type="string">
            <text:p>NX3DV42GU,115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P410PAP</text:p>
          </table:table-cell>
          <table:table-cell office:value-type="string" calcext:value-type="string">
            <text:p>296-12666-ND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  <table:table-cell table:number-columns-repeated="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number-columns-repeated="3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  <table:table-cell table:number-columns-repeated="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number-columns-repeated="3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S5562-ND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  <table:table-cell table:number-columns-repeated="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  <table:table-cell table:number-columns-repeated="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  <table:table-cell table:number-columns-repeated="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R112,R11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  <table:table-cell table:number-columns-repeated="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number-columns-repeated="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table:number-columns-repeated="3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  <table:table-cell table:number-columns-repeated="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  <table:table-cell table:number-columns-repeated="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  <table:table-cell table:number-columns-repeated="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table:number-columns-repeated="3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  <table:table-cell table:number-columns-repeated="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 style:data-style-name="N2" text:time-value="14:25:40.1257024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2T14:28:36.478148209</dc:date>
    <meta:editing-duration>PT23M47S</meta:editing-duration>
    <meta:editing-cycles>6</meta:editing-cycles>
    <meta:generator>LibreOffice/24.2.7.2$Linux_X86_64 LibreOffice_project/420$Build-2</meta:generator>
    <meta:document-statistic meta:table-count="1" meta:cell-count="319" meta:object-count="0"/>
  </office:meta>
</office:document-meta>
</file>